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="solid" draw:fill-color="#0099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84d1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21cm" svg:height="0.444cm" svg:x="4.135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0.421cm" svg:height="0.444cm" svg:x="5.036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" draw:text-style-name="P1" draw:layer="layout" svg:width="0.227cm" svg:height="0.381cm" svg:x="4.71cm" svg:y="1.254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7T15:08:26.370392558</meta:creation-date>
    <dc:date>2013-12-17T15:57:52.430880760</dc:date>
    <meta:editing-duration>PT4M9S</meta:editing-duration>
    <meta:editing-cycles>4</meta:editing-cycles>
    <meta:generator>LibreOffice/4.1.3.2$Linux_X86_64 LibreOffice_project/410$Build-2</meta:generator>
    <meta:document-statistic meta:object-count="5"/>
  </office:meta>
</office:document-meta>
</file>